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Zircó amb bioti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es - hipidiomorfes amb seccions prismàtiqu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lt 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urèoles metamíctiques al voltant en els cristalls de biot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De 3r i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05" table:style-name="ce6">
            <text:p>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7">
            <text:p>Altres minerals importants a la làmina (%)</text:p>
          </table:table-cell>
          <table:table-cell office:value-type="string" table:style-name="ce5">
            <text:p>Biotita 60%</text:p>
          </table:table-cell>
          <table:table-cell office:value-type="string" table:style-name="ce5">
            <text:p>Quars 20%</text:p>
          </table:table-cell>
          <table:table-cell office:value-type="string" table:style-name="ce1">
            <text:p>Feldspats 15%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Zircó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Cristalls que acostumen a ser hipidiomorfs o idiomorfs amb hàbits prismàtics i bipiràmides, pot ser arrodonit o corroït i de vegades criptocristal·lí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Molt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 però pot presentar tons marronosos o verd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{110} imperfec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</text:p>
          </table:table-cell>
          <table:table-cell office:value-type="string" table:style-name="ce5">
            <text:p>Sovint inclòs en biotita, on pot formar un cercle negre al voltant del zircó (aureòla metamíctica) per la pèrdua de cristal·linitat deguda a la presència d'elements radioactius (Th, U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4t ordre tot i que pot isotropitzar-se per metamictitz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olt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1:39:28Z</dc:date>
    <meta:editing-cycles>9</meta:editing-cycles>
    <meta:editing-duration>PT4012S</meta:editing-duration>
  </office:meta>
</office:document-meta>
</file>